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 style:font-family-generic="modern" style:font-pitch="fixed"/>
    <style:font-face style:name="LM Roman 10" svg:font-family="'LM Roman 10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P4" style:family="paragraph" style:parent-style-name="Header">
      <style:text-properties fo:language="en" fo:country="US"/>
    </style:style>
    <style:style style:name="P5" style:family="paragraph" style:parent-style-name="Text_20_body" style:list-style-name="L1">
      <style:text-properties style:font-name="CMU Sans Serif" fo:font-size="14pt" officeooo:rsid="00218f6f" officeooo:paragraph-rsid="00218f6f" style:font-size-asian="14pt" style:font-size-complex="14pt"/>
    </style:style>
    <style:style style:name="P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font-name="CMU Sans Serif" fo:font-size="14pt" officeooo:rsid="00218f6f" officeooo:paragraph-rsid="00218f6f" style:font-size-asian="14pt" style:font-size-complex="14pt"/>
    </style:style>
    <style:style style:name="P7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font-name="CMU Sans Serif" fo:font-size="14pt" officeooo:rsid="00218f6f" officeooo:paragraph-rsid="00218f6f" style:font-size-asian="14pt" style:font-size-complex="14pt"/>
    </style:style>
    <style:style style:name="P8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font-name="CMU Sans Serif" fo:font-size="14pt" officeooo:rsid="0022734b" officeooo:paragraph-rsid="0022734b" style:font-size-asian="14pt" style:font-size-complex="14pt"/>
    </style:style>
    <style:style style:name="P9" style:family="paragraph" style:parent-style-name="Text_20_body" style:list-style-name="L1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fo:background-color="transparent"/>
      <style:text-properties style:font-name="CMU Sans Serif" fo:font-size="14pt" officeooo:rsid="00230e70" officeooo:paragraph-rsid="00230e70" style:font-size-asian="14pt" style:font-size-complex="14pt"/>
    </style:style>
    <style:style style:name="P10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style:font-name="CMU Sans Serif" fo:font-size="14pt" officeooo:rsid="00218f6f" officeooo:paragraph-rsid="00218f6f" style:font-size-asian="14pt" style:font-size-complex="14pt"/>
    </style:style>
    <style:style style:name="P11" style:family="paragraph" style:parent-style-name="Text_20_body" style:list-style-name="L1" style:master-page-name="">
      <loext:graphic-properties draw:fill="none"/>
      <style:paragraph-properties fo:margin-left="0.75in" fo:margin-right="0in" fo:margin-top="0in" fo:margin-bottom="0.0972in" style:contextual-spacing="false" fo:line-height="115%" fo:text-indent="-0.25in" style:auto-text-indent="false" style:page-number="auto" fo:background-color="transparent"/>
      <style:text-properties style:font-name="CMU Sans Serif" fo:font-size="14pt" officeooo:rsid="00230e70" officeooo:paragraph-rsid="00230e70" style:font-size-asian="14pt" style:font-size-complex="14pt"/>
    </style:style>
    <style:style style:name="P12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T1" style:family="text">
      <style:text-properties style:font-name="CMU Sans Serif Demi Condensed"/>
    </style:style>
    <style:style style:name="T2" style:family="text">
      <style:text-properties style:font-name="CMU Sans Serif Demi Condensed" officeooo:rsid="00218f6f"/>
    </style:style>
    <style:style style:name="T3" style:family="text">
      <style:text-properties officeooo:rsid="00230e7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Robert Jervis’s 15 Hypotheses on Misperceptio</text:span><text:span text:style-name="T2">n</text:span></text:p>
      <text:list xml:id="list3016345521" text:style-name="L1">
        <text:list-item>
          <text:p text:style-name="P6">Decision makers tend to fit incoming information into their existing theories and images. </text:p>
          <text:list>
            <text:list-item>
              <text:p text:style-name="P5">A theory will have greater impact on an actor’s interpretation of data when the data is more ambiguous and when the actor is more confident in their theory.</text:p>
            </text:list-item>
          </text:list>
        </text:list-item>
        <text:list-item>
          <text:p text:style-name="P6">Actors tend to establish their theories and expectations prematurely, and are often closed to new information.</text:p>
        </text:list-item>
        <text:list-item>
          <text:p text:style-name="P7">Actors can more easily assimilate new-yet-contradictory information into their images of others if that information comes in a trickle rather than an avalanche. Surprises forces us to reasses things honestly. </text:p>
        </text:list-item>
        <text:list-item>
          <text:p text:style-name="P8">Misperception of an adversary is least difficult to correct in the case of a recognised but presumably unfilled conceptual role.</text:p>
        </text:list-item>
        <text:list-item>
          <text:p text:style-name="P8">When messages are sent from a different background of ceoncerns and information than is possessed by the receiver, misunderstanding is likely. </text:p>
        </text:list-item>
        <text:list-item>
          <text:p text:style-name="P8">When people spend a great deal of time drawing up a plan or making a decision, they tend to think that the message about it they wish to convey is obvious to the intended receiver. </text:p>
        </text:list-item>
        <text:list-item>
          <text:p text:style-name="P8">Actors often do not realise that actions intended to project a given image may not have the desired effect because the actions themselves do not turn out as planned. </text:p>
        </text:list-item>
        <text:list-item>
          <text:p text:style-name="P8">Deicions-makers tend to see other states as more hostile than they in fact are. </text:p>
        </text:list-item>
        <text:list-item>
          <text:p text:style-name="P8">Actors tend to see the behaviour of others as more centralised, disciplined, and coordinated than it is. </text:p>
        </text:list-item>
        <text:list-item>
          <text:p text:style-name="P8">Because a state gets most of its information about the other states policies <text:soft-page-break/>from the other’s foreign office, it tends to assume that the position of the foreign office stands for the entire foreign government.</text:p>
        </text:list-item>
        <text:list-item>
          <text:p text:style-name="P8"><text:span text:style-name="T3">Actors tend to overestimate the degree to which others are acting in response to what they themselves do when the others behave in accordance with the actor’s desires. </text:span></text:p>
          <text:list>
            <text:list-item>
              <text:p text:style-name="P11">Actors tend to believe that the hostile behaviour of others is to be explained by the other side’s motives and not by its reaction to the first side.</text:p>
            </text:list-item>
          </text:list>
        </text:list-item>
        <text:list-item>
          <text:p text:style-name="P9">When actors have intentions which they do not try to conceal from others, they tend to assume that others accurately perceive these intentions. </text:p>
        </text:list-item>
        <text:list-item>
          <text:p text:style-name="P9">If it is hard for an actor to believe that the other can see him/her as a menace, it is often even harder for him/her to see that issues important to him/her are not important to others.</text:p>
        </text:list-item>
        <text:list-item>
          <text:p text:style-name="P9">Actors tend to overlook the fact that evidence consistent with their theories may also be consistent with other view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 style:font-family-generic="modern" style:font-pitch="fixed"/>
    <style:font-face style:name="LM Roman 10" svg:font-family="'LM Roman 10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serif" svg:font-family="serif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Lucida Sans Unicode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Lucida Sans Unicode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1" style:family="paragraph" style:default-outline-level="1" style:list-style-name="" style:class="text">
      <style:paragraph-properties fo:margin-top="0.1965in" fo:margin-bottom="0.0783in" style:contextual-spacing="false"/>
      <style:text-properties style:font-name="CMU Sans Serif" fo:font-family="'CMU Sans Serif'" style:font-family-generic="swiss" style:font-pitch="variable" fo:font-size="150%" fo:font-weight="bold"/>
    </style:style>
    <style:style style:name="H2" style:family="paragraph" style:default-outline-level="1" style:list-style-name="" style:class="text">
      <style:paragraph-properties fo:margin-top="0.1965in" fo:margin-bottom="0.0783in" style:contextual-spacing="false"/>
      <style:text-properties style:font-name="CMU Sans Serif" fo:font-family="'CMU Sans Serif'" style:font-family-generic="swiss" style:font-pitch="variable" fo:font-size="130%" fo:font-weight="bold"/>
    </style:style>
    <style:style style:name="H3" style:family="paragraph" style:default-outline-level="1" style:list-style-name="" style:class="text">
      <style:paragraph-properties fo:margin-top="0.1965in" fo:margin-bottom="0.0783in" style:contextual-spacing="false"/>
      <style:text-properties style:font-name="CMU Sans Serif" fo:font-family="'CMU Sans Serif'" style:font-family-generic="swiss" style:font-pitch="variable" fo:font-size="110%" fo:font-weight="bold"/>
    </style:style>
    <style:style style:name="H4" style:family="paragraph" style:default-outline-level="1" style:list-style-name="" style:class="text">
      <style:paragraph-properties fo:margin-top="0.1965in" fo:margin-bottom="0.0783in" style:contextual-spacing="false"/>
      <style:text-properties style:font-name="LM Roman 10" fo:font-family="'LM Roman 10'" style:font-pitch="variable" fo:font-weight="bold"/>
    </style:style>
    <style:style style:name="P" style:family="paragraph" style:class="text">
      <style:paragraph-properties fo:margin-top="0.0591in" fo:margin-bottom="0.0591in" style:contextual-spacing="false"/>
      <style:text-properties style:font-name="LM Roman 10" fo:font-family="'LM Roman 10'" style:font-pitch="variable"/>
    </style:style>
    <style:style style:name="Q" style:family="paragraph" style:class="text">
      <style:paragraph-properties fo:margin-left="0.3937in" fo:margin-right="0in" fo:margin-top="0.0591in" fo:margin-bottom="0.0591in" style:contextual-spacing="false" fo:text-indent="0in" style:auto-text-indent="false"/>
      <style:text-properties style:font-name="serif" fo:font-family="serif" style:font-family-generic="roman" style:font-pitch="variable"/>
    </style:style>
    <style:style style:name="V" style:family="paragraph" style:class="text">
      <style:paragraph-properties fo:margin-left="0.3937in" fo:margin-right="0in" fo:margin-top="0in" fo:margin-bottom="0in" style:contextual-spacing="false" fo:text-indent="0in" style:auto-text-indent="false"/>
      <style:text-properties style:font-name="serif" fo:font-family="serif" style:font-family-generic="roman" style:font-pitch="variable"/>
    </style:style>
    <style:style style:name="PRE" style:family="paragraph" style:class="text">
      <style:paragraph-properties fo:margin-top="0in" fo:margin-bottom="0in" style:contextual-spacing="false"/>
      <style:text-properties style:font-name="monospace" fo:font-family="monospace" style:font-family-generic="modern" style:font-pitch="fixe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" style:family="text">
      <style:text-properties fo:font-weight="bold" style:font-weight-asian="bold" style:font-weight-complex="bold"/>
    </style:style>
    <style:style style:name="I" style:family="text">
      <style:text-properties fo:font-style="italic" style:font-style-asian="italic" style:font-style-complex="italic"/>
    </style:style>
    <style:style style:name="UL" style:family="text"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B">
      <text:list-level-style-bullet text:level="1" text:bullet-char="•">
        <style:list-level-properties text:space-before="0.1972in" text:min-label-width="0.196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N">
      <text:list-level-style-number text:level="1" style:num-format="1">
        <style:list-level-properties text:space-before="0.1972in" text:min-label-width="0.196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">
      <text:list-level-style-bullet text:level="1" text:bullet-char=" ">
        <style:list-level-properties text:space-before="0.1972in" text:min-label-width="0.196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center" style:justify-single-word="false"/>
      <style:text-properties style:font-name="CMU Sans Serif" fo:language="en" fo:country="US" fo:font-style="italic" officeooo:rsid="0011fe56" officeooo:paragraph-rsid="0011fe56" style:font-style-asian="italic" style:font-style-complex="italic"/>
    </style:style>
    <style:style style:name="MP4" style:family="paragraph" style:parent-style-name="Footer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  <style:footer>
        <text:p text:style-name="MP3">– <text:page-number text:select-page="current">2</text:page-number><text:s/>–</text:p>
      </style:footer>
      <style:footer-first>
        <text:p text:style-name="MP4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22T15:00:46.405268119</dc:date>
    <meta:editing-duration>PT27M4S</meta:editing-duration>
    <meta:editing-cycles>13</meta:editing-cycles>
    <meta:generator>LibreOffice/7.0.4.2$Linux_X86_64 LibreOffice_project/00$Build-2</meta:generator>
    <meta:document-statistic meta:table-count="0" meta:image-count="0" meta:object-count="0" meta:page-count="2" meta:paragraph-count="18" meta:word-count="416" meta:character-count="2431" meta:non-whitespace-character-count="2038"/>
  </office:meta>
</office:document-meta>
</file>